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61"/>Réponses attendues </text:p>
      <text:p text:style-name="P2"/>
      <text:p text:style-name="P2"><text:s text:c="12"/>1 <text:s/>)Annie Playden et Marie Laurencin sont 2 liaisons malheureuses d' Apollinaire qui imprègnent <text:s/>toutes 2 le recueil;chargé donc d' allusions autobiographiques à tonalité <text:span text:style-name="T1">élégiaque</text:span>. (C'est à dire relevant d' un lyrisme discrètement plaintif) . La présence d' Annie est perceptible dans « Annie » « L’émigrant de Landor Road » ; »Mai » <text:s/>« La Dame » 3 les colchiques » «  La chanson du Mal -aimé »;celle de Marie dans »Le pont Mirabeau » « Marie » <text:s/>« Cor de Chasse » notamment (voir fiche 3 p177et 4 p 178 de l’édition classicolycée )</text:p>
      <text:p text:style-name="P2"/>
      <text:list xml:id="list5453393723470076515" text:style-name="L1">
        <text:list-header>
          <text:p text:style-name="P3">2)Le sous titre de l’œuvre est « Poèmes 1898-1913 » ,il traduit <text:s/>la longue maturation de l'œuvre et les échos autobiographiques.</text:p>
          <text:p text:style-name="P3"/>
          <text:p text:style-name="P3">3) «  Rhénanes » fait allusion au séjour qu' <text:s/>Apollinaire ; en tant que précepteur particulier ;a passé en Allemagne ; de l'autre côté du Rhin dans une région viticole. C'est <text:s/>à cette occasion qu'il rencontre Annie.</text:p>
        </text:list-header>
      </text:list>
      <text:p text:style-name="P2"><text:s text:c="18"/>« A la santé » fait référence à la semaine où Apollinaire <text:s/>a été emprisonné à la prison de « La santé » à Paris;soupçonné d'être impliqué dans le vol de « La Joconde » </text:p>
      <text:p text:style-name="P2"><text:s text:c="19"/>Ces 2 parties ont donc une inspiration autobiographiques et un lien avec l'alcool . (« A ta santé »</text:p>
      <text:p text:style-name="P2"/>
      <text:p text:style-name="P1"><text:s text:c="13"/>4) La trépanation est l' opération chirurgicale consistant à percer la boîte cranienne. Apollinaire <text:s/>a été trépané après avoir reçu en 1916 des éclats de grenade. Il fait parie des écrivains victimes de la guerre de 14 comme Céline;blessé lui aussi ou Alain fournier ou Charles Péguy;morts sur le champ de bataille.</text:p>
      <text:p text:style-name="P1"/>
      <text:p text:style-name="P2"><text:s text:c="6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L  m</meta:initial-creator>
    <meta:creation-date>2020-03-29T10:54:47.80</meta:creation-date>
    <meta:document-statistic meta:table-count="0" meta:image-count="0" meta:object-count="0" meta:page-count="1" meta:paragraph-count="8" meta:word-count="262" meta:character-count="1605"/>
    <dc:date>2020-03-29T11:53:06.47</dc:date>
    <dc:creator>JL  m</dc:creator>
    <meta:editing-duration>PT8M56S</meta:editing-duration>
    <meta:editing-cycles>1</meta:editing-cycles>
    <meta:generator>OpenOffice/4.1.0$Win32 OpenOffice.org_project/410m18$Build-9764</meta:generator>
  </office:meta>
</office:document-meta>
</file>